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c7e" officeooo:paragraph-rsid="000d9c7e"/>
    </style:style>
    <style:style style:name="T1" style:family="text">
      <style:text-properties officeooo:rsid="000ee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crée le 2eme doc pour op<text:span text:style-name="T1">en</text:span>c<text:span text:style-name="T1">lass</text:span>r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5:28.726406038</meta:creation-date>
    <dc:date>2018-03-20T12:08:52.491336562</dc:date>
    <meta:editing-duration>PT3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7" meta:character-count="38" meta:non-whitespace-character-count="32"/>
  </office:meta>
</office:document-meta>
</file>